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110000003FAA7F460E.png" manifest:media-type="image/png"/>
  <manifest:file-entry manifest:full-path="Pictures/10000001000002110000003F41DA3D04.png" manifest:media-type="image/png"/>
  <manifest:file-entry manifest:full-path="Pictures/10000001000002070000003F34F63369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69762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5" style:family="paragraph" style:parent-style-name="Preformatted_20_Text">
      <style:paragraph-properties fo:padding="0in" fo:border="none"/>
      <style:text-properties loext:padding="0in" loext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8" style:family="paragraph" style:parent-style-name="Text_20_body">
      <style:paragraph-properties fo:margin-top="0in" fo:margin-bottom="0.0799in" style:contextual-spacing="false"/>
    </style:style>
    <style:style style:name="P9" style:family="paragraph" style:parent-style-name="Text_20_body">
      <loext:graphic-properties draw:fill="solid" draw:fill-color="#dddddd" draw:opacity="100%"/>
      <style:paragraph-properties fo:margin-top="0in" fo:margin-bottom="0.0598in" style:contextual-spacing="false" fo:background-color="#dddddd"/>
    </style:style>
    <style:style style:name="P10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69762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fo:font-style="italic" style:text-underline-style="none" fo:font-weight="bold" officeooo:paragraph-rsid="0006976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margin-top="0.0799in" fo:margin-bottom="0in" style:contextual-spacing="false"/>
    </style:style>
    <style:style style:name="P15" style:family="paragraph" style:parent-style-name="Text_20_body">
      <loext:graphic-properties draw:fill="solid" draw:fill-color="#dddddd" draw:opacity="100%"/>
      <style:paragraph-properties fo:margin-top="0in" fo:margin-bottom="0.1in" style:contextual-spacing="false" fo:background-color="#dddddd"/>
    </style:style>
    <style:style style:name="P16" style:family="paragraph" style:parent-style-name="Heading_20_1">
      <style:paragraph-properties fo:break-before="page"/>
      <style:text-properties officeooo:paragraph-rsid="00069762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9762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161. Partition Array According to Given Pivot</text:h>
      <text:p text:style-name="P3"><text:span text:style-name="T1">You are given a </text:span><text:span text:style-name="Strong_20_Emphasis"><text:span text:style-name="T1">0-indexed</text:span></text:span><text:span text:style-name="T1"> integer array </text:span><text:span text:style-name="Source_20_Text"><text:span text:style-name="T2">nums</text:span></text:span><text:span text:style-name="T1"> and an integer </text:span><text:span text:style-name="Source_20_Text"><text:span text:style-name="T2">pivot</text:span></text:span><text:span text:style-name="T1">. Rearrange </text:span><text:span text:style-name="Source_20_Text"><text:span text:style-name="T2">nums</text:span></text:span><text:span text:style-name="T1"> such that the following conditions are satisfied:</text:span></text:p>
      <text:list text:style-name="L1">
        <text:list-item>
          <text:p text:style-name="P17"><text:span text:style-name="T1">Every element less than </text:span><text:span text:style-name="Source_20_Text"><text:span text:style-name="T2">pivot</text:span></text:span><text:span text:style-name="T1"> appears </text:span><text:span text:style-name="Strong_20_Emphasis"><text:span text:style-name="T1">before</text:span></text:span><text:span text:style-name="T1"> every element greater than </text:span><text:span text:style-name="Source_20_Text"><text:span text:style-name="T2">pivot</text:span></text:span><text:span text:style-name="T1">.</text:span></text:p>
        </text:list-item>
        <text:list-item>
          <text:p text:style-name="P17"><text:span text:style-name="T1">Every element equal to </text:span><text:span text:style-name="Source_20_Text"><text:span text:style-name="T2">pivot</text:span></text:span><text:span text:style-name="T1"> appears </text:span><text:span text:style-name="Strong_20_Emphasis"><text:span text:style-name="T1">in between</text:span></text:span><text:span text:style-name="T1"> the elements less than and greater than </text:span><text:span text:style-name="Source_20_Text"><text:span text:style-name="T2">pivot</text:span></text:span><text:span text:style-name="T1">.</text:span></text:p>
        </text:list-item>
        <text:list-item>
          <text:p text:style-name="P17"><text:span text:style-name="T1">The </text:span><text:span text:style-name="Strong_20_Emphasis"><text:span text:style-name="T1">relative order</text:span></text:span><text:span text:style-name="T1"> of the elements less than </text:span><text:span text:style-name="Source_20_Text"><text:span text:style-name="T2">pivot</text:span></text:span><text:span text:style-name="T1"> and the elements greater than </text:span><text:span text:style-name="Source_20_Text"><text:span text:style-name="T2">pivot</text:span></text:span><text:span text:style-name="T1"> is maintained.</text:span></text:p>
          <text:list>
            <text:list-item>
              <text:p text:style-name="P18"><text:span text:style-name="T1">More formally, consider every </text:span><text:span text:style-name="Source_20_Text"><text:span text:style-name="T2">p</text:span></text:span><text:span text:style-name="Source_20_Text"><text:span text:style-name="T1">i</text:span></text:span><text:span text:style-name="T1">, </text:span><text:span text:style-name="Source_20_Text"><text:span text:style-name="T2">p</text:span></text:span><text:span text:style-name="Source_20_Text"><text:span text:style-name="T1">j</text:span></text:span><text:span text:style-name="T1"> where </text:span><text:span text:style-name="Source_20_Text"><text:span text:style-name="T2">p</text:span></text:span><text:span text:style-name="Source_20_Text"><text:span text:style-name="T1">i</text:span></text:span><text:span text:style-name="T1"> is the new position of the </text:span><text:span text:style-name="Source_20_Text"><text:span text:style-name="T2">i</text:span></text:span><text:span text:style-name="Source_20_Text"><text:span text:style-name="T1">th</text:span></text:span><text:span text:style-name="T1"> element and </text:span><text:span text:style-name="Source_20_Text"><text:span text:style-name="T2">p</text:span></text:span><text:span text:style-name="Source_20_Text"><text:span text:style-name="T1">j</text:span></text:span><text:span text:style-name="T1"> is the new position of the </text:span><text:span text:style-name="Source_20_Text"><text:span text:style-name="T2">j</text:span></text:span><text:span text:style-name="Source_20_Text"><text:span text:style-name="T1">th</text:span></text:span><text:span text:style-name="T1"> element. If </text:span><text:span text:style-name="Source_20_Text"><text:span text:style-name="T2">i &lt; j</text:span></text:span><text:span text:style-name="T1"> and </text:span><text:span text:style-name="Strong_20_Emphasis"><text:span text:style-name="T1">both</text:span></text:span><text:span text:style-name="T1"> elements are smaller (</text:span><text:span text:style-name="Emphasis"><text:span text:style-name="T1">or larger</text:span></text:span><text:span text:style-name="T1">) than </text:span><text:span text:style-name="Source_20_Text"><text:span text:style-name="T2">pivot</text:span></text:span><text:span text:style-name="T1">, then </text:span><text:span text:style-name="Source_20_Text"><text:span text:style-name="T2">p</text:span></text:span><text:span text:style-name="Source_20_Text"><text:span text:style-name="T1">i</text:span></text:span><text:span text:style-name="Source_20_Text"><text:span text:style-name="T2"> &lt; p</text:span></text:span><text:span text:style-name="Source_20_Text"><text:span text:style-name="T1">j</text:span></text:span><text:span text:style-name="T1">.</text:span></text:p>
            </text:list-item>
          </text:list>
        </text:list-item>
      </text:list>
      <text:p text:style-name="P3"><text:span text:style-name="T1">Return </text:span><text:span text:style-name="Source_20_Text"><text:span text:style-name="T2">nums</text:span></text:span><text:span text:style-name="Emphasis"><text:span text:style-name="T1"> after the rearrangement.</text:span></text:span>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9,12,5,10,14,3,10], pivot = 10</text:span></text:p>
      <text:p text:style-name="P2"><text:span text:style-name="Strong_20_Emphasis"><text:span text:style-name="T1">Output:</text:span></text:span><text:span text:style-name="T1"> [9,5,3,10,10,12,14]</text:span></text:p>
      <text:p text:style-name="P2"><text:span text:style-name="Strong_20_Emphasis"><text:span text:style-name="T1">Explanation:</text:span></text:span><text:span text:style-name="T1"> </text:span></text:p>
      <text:p text:style-name="P5">The elements 9, 5, and 3 are less than the pivot so they are on the left side of the array.</text:p>
      <text:p text:style-name="P5">The elements 12 and 14 are greater than the pivot so they are on the right side of the array.</text:p>
      <text:p text:style-name="P4">The relative ordering of the elements less than and greater than pivot is also maintained. [9, 5, 3] and [12, 14] are the respective orderings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-3,4,3,2], pivot = 2</text:span></text:p>
      <text:p text:style-name="P2"><text:span text:style-name="Strong_20_Emphasis"><text:span text:style-name="T1">Output:</text:span></text:span><text:span text:style-name="T1"> [-3,2,4,3]</text:span></text:p>
      <text:p text:style-name="P2"><text:span text:style-name="Strong_20_Emphasis"><text:span text:style-name="T1">Explanation:</text:span></text:span><text:span text:style-name="T1"> </text:span></text:p>
      <text:p text:style-name="P5">The element -3 is less than the pivot so it is on the left side of the array.</text:p>
      <text:p text:style-name="P5">The elements 4 and 3 are greater than the pivot so they are on the right side of the array.</text:p>
      <text:p text:style-name="P4">The relative ordering of the elements less than and greater than pivot is also maintained. [-3] and [4, 3] are the respective orderings.</text:p>
      <text:p text:style-name="P3"><text:span text:style-name="Strong_20_Emphasis"><text:span text:style-name="T1">Constraints:</text:span></text:span></text:p>
      <text:list text:style-name="L2">
        <text:list-item>
          <text:p text:style-name="P19"><text:span text:style-name="Source_20_Text"><text:span text:style-name="T1"><draw:frame draw:style-name="fr2" draw:name="Object1" text:anchor-type="as-char" svg:y="-0.2161in" svg:width="1.9362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9"><text:span text:style-name="Source_20_Text"><text:span text:style-name="T1"><draw:frame draw:style-name="fr2" draw:name="Object2" text:anchor-type="as-char" svg:y="-0.2161in" svg:width="1.8819in" svg:height="0.2689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20"><text:span text:style-name="Source_20_Text"><text:span text:style-name="T2">pivot</text:span></text:span><text:span text:style-name="T1"> equals to an element of </text:span><text:span text:style-name="Source_20_Text"><text:span text:style-name="T2">nums</text:span></text:span><text:span text:style-name="T1">.</text:span></text:p>
        </text:list-item>
      </text:list>
      <text:p text:style-name="Text_20_body"><text:line-break/></text:p>
      <text:h text:style-name="P16" text:outline-level="1">2161. Partition Array According to Given Pivot</text:h>
      <text:p text:style-name="P6">/*</text:p>
      <text:p text:style-name="P6"><text:s text:c="4"/><text:span text:style-name="T3">Two passes: Mapping with array+fill answer</text:span></text:p>
      <text:p text:style-name="P6"><text:s text:c="4"/>Time complexity: O(2n)<draw:frame draw:style-name="fr1" draw:name="Image1" text:anchor-type="char" svg:x="1.9665in" svg:y="0.0217in" svg:width="4.3736in" svg:height="0.5311in" draw:z-index="2"><draw:image xlink:href="Pictures/10000001000002070000003F34F63369.png" xlink:type="simple" xlink:show="embed" xlink:actuate="onLoad" draw:mime-type="image/png"/></draw:frame></text:p>
      <text:p text:style-name="P6"><text:s text:c="4"/>Space complexity: O(n)</text:p>
      <text:p text:style-name="P6">*/</text:p>
      <text:p text:style-name="P6">class Solution {</text:p>
      <text:p text:style-name="P6"><text:s text:c="4"/>public:</text:p>
      <text:p text:style-name="P6"><text:s text:c="8"/>std::vector&lt;int&gt; pivotArray(std::vector&lt;int&gt;&amp; nums, int pivot) {</text:p>
      <text:p text:style-name="P7"><text:s text:c="9"/><text:span text:style-name="T3"><text:s text:c="3"/>// Pass #1: Mapping</text:span></text:p>
      <text:p text:style-name="P11"><text:s text:c="12"/>// mapping[0]: contains all elements less than pivot</text:p>
      <text:p text:style-name="P11"><text:s text:c="12"/>// mapping[1]: contains all elements equal pivot</text:p>
      <text:p text:style-name="P11"><text:s text:c="12"/>// mapping[2]; contains all elements greater than pivot</text:p>
      <text:p text:style-name="P7"><text:s text:c="12"/>std::vector&lt;std::vector&lt;int&gt;&gt; mapping(3);</text:p>
      <text:p text:style-name="P7"><text:s text:c="12"/>for(auto&amp; e: nums){</text:p>
      <text:p text:style-name="P7"><text:s text:c="16"/>if(e&lt;pivot) mapping[0].push_back(e);</text:p>
      <text:p text:style-name="P7"><text:s text:c="16"/>else if(e==pivot) mapping[1].push_back(e);</text:p>
      <text:p text:style-name="P7"><text:s text:c="16"/>else mapping[2].push_back(e);</text:p>
      <text:p text:style-name="P7"><text:s text:c="12"/>}</text:p>
      <text:p text:style-name="P6"/>
      <text:p text:style-name="P7"><text:s text:c="12"/><text:span text:style-name="T3">// Pass #2: Fill the answer</text:span></text:p>
      <text:p text:style-name="P7"><text:s text:c="12"/>std::vector&lt;int&gt; ans;</text:p>
      <text:p text:style-name="P7"><text:s text:c="12"/>for(int i=0;i&lt;=2;++i){</text:p>
      <text:p text:style-name="P7"><text:s text:c="16"/>for(auto&amp; e: mapping[i]) ans.push_back(e);</text:p>
      <text:p text:style-name="P7"><text:s text:c="12"/>}</text:p>
      <text:p text:style-name="P6"/>
      <text:p text:style-name="P6"><text:s text:c="12"/>return ans;</text:p>
      <text:p text:style-name="P6"><text:s text:c="8"/>}</text:p>
      <text:p text:style-name="P6">};</text:p>
      <text:h text:style-name="P16" text:outline-level="1">2161. Partition Array According to Given Pivot</text:h>
      <text:p text:style-name="P6">/*</text:p>
      <text:p text:style-name="P6"><text:s text:c="4"/><text:span text:style-name="T3">Two passes: left to rig</text:span><text:span text:style-name="T4">h</text:span><text:span text:style-name="T3">t+right to left</text:span></text:p>
      <text:p text:style-name="P6"><text:s text:c="4"/>Time complexity: O(2n)<draw:frame draw:style-name="fr1" draw:name="Image2" text:anchor-type="char" svg:x="1.8516in" svg:y="0.0209in" svg:width="4.6937in" svg:height="0.5307in" draw:z-index="3"><draw:image xlink:href="Pictures/10000001000002110000003F41DA3D04.png" xlink:type="simple" xlink:show="embed" xlink:actuate="onLoad" draw:mime-type="image/png"/></draw:frame></text:p>
      <text:p text:style-name="P6"><text:s text:c="4"/>Space complexity: O(1)</text:p>
      <text:p text:style-name="P6">*/</text:p>
      <text:p text:style-name="P6">class Solution {</text:p>
      <text:p text:style-name="P6"><text:s text:c="4"/>public:</text:p>
      <text:p text:style-name="P6"><text:s text:c="8"/>std::vector&lt;int&gt; pivotArray(std::vector&lt;int&gt;&amp; nums, int pivot) {</text:p>
      <text:p text:style-name="P6"><text:s text:c="12"/>int n=nums.size();</text:p>
      <text:p text:style-name="P6"/>
      <text:p text:style-name="P6"><text:s text:c="12"/><text:span text:style-name="T3">// Create answer array initialized with pivot, in order to</text:span></text:p>
      <text:p text:style-name="P10"><text:s text:c="12"/>// focus on elements lesser and greater that pivot</text:p>
      <text:p text:style-name="P8"><text:s text:c="12"/>std::vector&lt;int&gt; ans(n,pivot); <text:s text:c="11"/></text:p>
      <text:p text:style-name="P15"><text:s text:c="12"/><text:span text:style-name="T3">// Pass#1: Left to right</text:span></text:p>
      <text:p text:style-name="P7"><text:s text:c="12"/>int wl=0; <text:span text:style-name="T3">// Pointer to track the next smaller element's position</text:span></text:p>
      <text:p text:style-name="P7"><text:s text:c="12"/><text:span text:style-name="T3">// Iterate on elements from left to right, to maintain the relative order of all lesser elements</text:span></text:p>
      <text:p text:style-name="P7"><text:s text:c="12"/>for(int cur_index=0;cur_index&lt;n;++cur_index){</text:p>
      <text:p text:style-name="P7"><text:s text:c="16"/><text:span text:style-name="T3">// If the current element at the current index is lesser than pivot:</text:span></text:p>
      <text:p text:style-name="P7"><text:s text:c="16"/>if(nums[cur_index]&lt;pivot){</text:p>
      <text:p text:style-name="P7"><text:s text:c="20"/>ans[wl]=nums[cur_index]; <text:span text:style-name="T3">// place at its correct position in answer array, pointed by wl</text:span></text:p>
      <text:p text:style-name="P7"><text:s text:c="20"/>wl++; <text:span text:style-name="T3">// Prepare the position for the next smaller in answer array</text:span></text:p>
      <text:p text:style-name="P7"><text:s text:c="16"/>}</text:p>
      <text:p text:style-name="P7"><text:s text:c="12"/>}</text:p>
      <text:p text:style-name="P6"/>
      <text:p text:style-name="P9"><text:span text:style-name="T3"><text:s text:c="12"/>// Pass#</text:span><text:span text:style-name="T4">2</text:span><text:span text:style-name="T3">: Left to right</text:span></text:p>
      <text:p text:style-name="P7"><text:s text:c="12"/>int wg=n-1; <text:span text:style-name="T3">// Pointer to track the next greater element's position</text:span></text:p>
      <text:p text:style-name="P7"><text:s text:c="10"/><text:span text:style-name="T3"><text:s text:c="2"/>// Iterate on elements from right to left, to maintain the relative order of all greater elements</text:span></text:p>
      <text:p text:style-name="P7"><text:s text:c="12"/>for(int cur_index=n-1;cur_index&gt;=0;--cur_index){</text:p>
      <text:p text:style-name="P7"><text:s text:c="16"/><text:span text:style-name="T3">// If the current element at the current index is greater than pivot:</text:span></text:p>
      <text:p text:style-name="P7"><text:s text:c="16"/>if(nums[cur_index]&gt;pivot){</text:p>
      <text:p text:style-name="P7"><text:s text:c="20"/>ans[wg]=nums[cur_index];<text:span text:style-name="T3"> // place at its correct position in answer array, pointed by wg</text:span></text:p>
      <text:p text:style-name="P7"><text:s text:c="20"/>wg--; <text:span text:style-name="T3">// Prepare the position for the next greater in answer array</text:span></text:p>
      <text:p text:style-name="P7"><text:s text:c="16"/>}</text:p>
      <text:p text:style-name="P7"><text:s text:c="12"/>}</text:p>
      <text:p text:style-name="P14"><text:s text:c="12"/>return ans;</text:p>
      <text:p text:style-name="P6"><text:s text:c="8"/>}</text:p>
      <text:p text:style-name="P6">};</text:p>
      <text:h text:style-name="P16" text:outline-level="1">2161. Partition Array According to Given Pivot</text:h>
      <text:p text:style-name="P1">/*</text:p>
      <text:p text:style-name="P1"><text:s text:c="4"/><text:span text:style-name="T3">One passes: two pointers</text:span><draw:frame draw:style-name="fr1" draw:name="Image3" text:anchor-type="char" svg:x="2.0055in" svg:y="0.1909in" svg:width="4.6634in" svg:height="0.5555in" draw:z-index="4"><draw:image xlink:href="Pictures/10000001000002110000003FAA7F460E.png" xlink:type="simple" xlink:show="embed" xlink:actuate="onLoad" draw:mime-type="image/png"/></draw:frame></text:p>
      <text:p text:style-name="P1"><text:s text:c="4"/>Time complexity: O(n)</text:p>
      <text:p text:style-name="P1"><text:s text:c="4"/>Space complexity: O(1)</text:p>
      <text:p text:style-name="P1">*/</text:p>
      <text:p text:style-name="P1">class Solution {</text:p>
      <text:p text:style-name="P1"><text:s text:c="4"/>public:</text:p>
      <text:p text:style-name="P1"><text:s text:c="8"/>std::vector&lt;int&gt; pivotArray(std::vector&lt;int&gt;&amp; nums, int pivot) {</text:p>
      <text:p text:style-name="P1"><text:s text:c="12"/>int n=nums.size();</text:p>
      <text:p text:style-name="P1"/>
      <text:p text:style-name="P1"><text:s text:c="11"/><text:span text:style-name="T3"><text:s/>// Create answer array initialized with pivot, in order to</text:span></text:p>
      <text:p text:style-name="P12"><text:s text:c="12"/>// focus on elements lesser and greater that pivot</text:p>
      <text:p text:style-name="P1"><text:s text:c="12"/>std::vector&lt;int&gt; ans(n,pivot);</text:p>
      <text:p text:style-name="P1"/>
      <text:p text:style-name="P1"><text:s text:c="2"/><text:span text:style-name="T5"><text:s text:c="10"/>// Pointer wl to track the next smaller element's position</text:span></text:p>
      <text:p text:style-name="P13"><text:s text:c="12"/>// Pointer wg to track the next greater element's position</text:p>
      <text:p text:style-name="P1"><text:s text:c="12"/>int wl=0,wg=n-1;</text:p>
      <text:p text:style-name="P1"/>
      <text:p text:style-name="P1"><text:s text:c="12"/><text:span text:style-name="T3">// Iterate over all elements from left to right</text:span></text:p>
      <text:p text:style-name="P1"><text:s text:c="12"/>for(int cur_index=0;cur_index&lt;n;++cur_index){</text:p>
      <text:p text:style-name="P1"><text:s text:c="15"/><text:span text:style-name="T3"><text:s/>// If the leftmost current element at the current index is lesser than pivot:</text:span></text:p>
      <text:p text:style-name="P12"><text:s text:c="16"/>// place at its correct position in answer array, pointed by wl</text:p>
      <text:p text:style-name="P12"><text:s text:c="16"/>// and prepare the position for the next smaller in answer array</text:p>
      <text:p text:style-name="P1"><text:s text:c="16"/>if(nums[cur_index]&lt;pivot) ans[wl]=nums[cur_index],wl++;</text:p>
      <text:p text:style-name="P12"/>
      <text:p text:style-name="P12"><text:s text:c="16"/>// If the rightmost current element at the current index is greater than pivot:</text:p>
      <text:p text:style-name="P12"><text:s text:c="16"/>// place at its correct position in answer array, pointed by wg</text:p>
      <text:p text:style-name="P12"><text:s text:c="16"/>// and prepare the position for the next greater in answer array</text:p>
      <text:p text:style-name="P1"><text:s text:c="16"/>if(nums[n-1-cur_index]&gt;pivot) ans[wg]=nums[n-1-cur_index],wg--;</text:p>
      <text:p text:style-name="P1"><text:s text:c="12"/>}</text:p>
      <text:p text:style-name="P1"/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55:27.230215325</meta:creation-date>
    <dc:date>2025-03-03T17:07:41.605700571</dc:date>
    <meta:editing-duration>PT7M41S</meta:editing-duration>
    <meta:editing-cycles>5</meta:editing-cycles>
    <meta:generator>LibreOffice/24.2.7.2$Linux_X86_64 LibreOffice_project/420$Build-2</meta:generator>
    <meta:print-date>2025-03-03T17:01:36.001978894</meta:print-date>
    <meta:printed-by>PDF files</meta:printed-by>
    <meta:document-statistic meta:table-count="0" meta:image-count="3" meta:object-count="2" meta:page-count="4" meta:paragraph-count="120" meta:word-count="762" meta:character-count="5663" meta:non-whitespace-character-count="4092"/>
  </office:meta>
</office:document-meta>
</file>

<file path=Object 1/content.xml><?xml version="1.0" encoding="utf-8"?>
<math xmlns="http://www.w3.org/1998/Math/MathML" display="block">
  <semantics>
    <mrow>
      <mrow>
        <mn>1</mn>
        <mo stretchy="false">≤</mo>
        <mi mathvariant="italic">num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nums.length &lt;= 10^5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sup>
            <mn>10</mn>
            <mn>6</mn>
          </msup>
        </mrow>
        <mo stretchy="false">≤</mo>
        <mi mathvariant="italic">nums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≤</mo>
        <msup>
          <mn>10</mn>
          <mn>6</mn>
        </msup>
      </mrow>
    </mrow>
    <annotation encoding="StarMath 5.0">-10^6 &lt;= nums[i] &lt;= 10^6</annotation>
  </semantics>
</math>
</file>